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4" calcext:value-type="float">
            <text:p>1494</text:p>
          </table:table-cell>
          <table:table-cell table:style-name="ce7" table:formula="of:=COUNTIF([.B7:.B999998];&quot;X&quot;)" office:value-type="float" office:value="1303" calcext:value-type="float">
            <text:p>1303</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8" calcext:value-type="float">
            <text:p>15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3" table:number-rows-repeated="104707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20:05:46.3555082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4T20:06:23.396150632</dc:date>
    <meta:editing-duration>P1DT14H42M43S</meta:editing-duration>
    <meta:editing-cycles>1489</meta:editing-cycles>
    <meta:document-statistic meta:table-count="1" meta:cell-count="9021" meta:object-count="0"/>
  </office:meta>
</office:document-meta>
</file>